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7.153cm"/>
    </style:style>
    <style:style style:name="co4" style:family="table-column">
      <style:table-column-properties fo:break-before="auto" style:column-width="7.1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rerequisite </text:p>
          </table:table-cell>
          <table:table-cell office:value-type="string">
            <text:p>Step</text:p>
          </table:table-cell>
          <table:table-cell office:value-type="string">
            <text:p>Expected result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string">
            <text:p>Test Case 1 </text:p>
          </table:table-cell>
          <table:table-cell office:value-type="string">
            <text:p>Enter all car id </text:p>
          </table:table-cell>
          <table:table-cell office:value-type="string">
            <text:p>Run serve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un client 1 , enter car id 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un client 2 <text:s/>, enter car id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un client 3 , <text:s/>enter car id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un client 4 <text:s/>, enter car id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ter 1 for bridge request for Car 1 client <text:s/></text:p>
          </table:table-cell>
          <table:table-cell office:value-type="string">
            <text:p>Car 1 in Bridge 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2 client <text:s/></text:p>
          </table:table-cell>
          <table:table-cell office:value-type="string">
            <text:p>Car 2 wait until car 1 release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3 client <text:s/></text:p>
          </table:table-cell>
          <table:table-cell table:style-name="ce1" office:value-type="string">
            <text:p>Car 3 wait until car 1 release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4 client <text:s/></text:p>
          </table:table-cell>
          <table:table-cell table:style-name="ce1" office:value-type="string">
            <text:p>Car 4 wait until car 1 release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2 for Bridge request </text:p>
          </table:table-cell>
          <table:table-cell office:value-type="string">
            <text:p>Car 2 Enter in bridge 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2 for Bridge release </text:p>
          </table:table-cell>
          <table:table-cell office:value-type="string">
            <text:p>Car 3 in the bridge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2 for Bridge release </text:p>
          </table:table-cell>
          <table:table-cell office:value-type="string">
            <text:p>Car 4 in the bridge 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2 for Bridge release </text:p>
          </table:table-cell>
          <table:table-cell office:value-type="string">
            <text:p>no request in bridge 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1 client <text:s/></text:p>
          </table:table-cell>
          <table:table-cell office:value-type="string">
            <text:p>System is not responding </text:p>
          </table:table-cell>
          <table:table-cell office:value-type="string">
            <text:p>Erro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est Case 2</text:p>
          </table:table-cell>
          <table:table-cell office:value-type="string">
            <text:p>Enter all car id </text:p>
          </table:table-cell>
          <table:table-cell office:value-type="string">
            <text:p>Run server </text:p>
          </table:table-cell>
          <table:table-cell/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Run client 1 , enter car id 1</text:p>
          </table:table-cell>
          <table:table-cell/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Run client 2 <text:s/>, enter car id 2</text:p>
          </table:table-cell>
          <table:table-cell/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Run client 3 , <text:s/>enter car id 3</text:p>
          </table:table-cell>
          <table:table-cell/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Run client 4 <text:s/>, enter car id 4</text:p>
          </table:table-cell>
          <table:table-cell/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1 client <text:s/></text:p>
          </table:table-cell>
          <table:table-cell office:value-type="string">
            <text:p>Car 1 in Bridge 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2 client <text:s/></text:p>
          </table:table-cell>
          <table:table-cell office:value-type="string">
            <text:p>Car 2 wait until car 1 release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3 client <text:s/></text:p>
          </table:table-cell>
          <table:table-cell table:style-name="ce1" office:value-type="string">
            <text:p>Car 3 wait until car 1 release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1 for bridge request for Car 4 client <text:s/></text:p>
          </table:table-cell>
          <table:table-cell office:value-type="string">
            <text:p>Car 2 wait until car 1 release</text:p>
          </table:table-cell>
          <table:table-cell office:value-type="string">
            <text:p>same as expected result </text:p>
          </table:table-cell>
        </table:table-row>
        <table:table-row table:style-name="ro1">
          <table:table-cell table:number-columns-repeated="2"/>
          <table:table-cell office:value-type="string">
            <text:p>Enter in car 2 for release , in car 2 client</text:p>
          </table:table-cell>
          <table:table-cell office:value-type="string">
            <text:p>invalid input</text:p>
          </table:table-cell>
          <table:table-cell table:style-name="ce2" office:value-type="string">
            <text:p>Car 2 is entering in bridge </text:p>
          </table:table-cell>
        </table:table-row>
        <table:table-row table:style-name="ro1">
          <table:table-cell table:number-columns-repeated="2"/>
          <table:table-cell office:value-type="string">
            <text:p>Enter in car 2 for release , in car 2 client</text:p>
          </table:table-cell>
          <table:table-cell office:value-type="string">
            <text:p>Car 3 in the bridge 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10/04/2016</text:date>, <text:time>14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hur chaurasia</meta:initial-creator>
    <meta:creation-date>2016-04-10T12:41:45</meta:creation-date>
    <dc:date>2016-04-10T14:37:35</dc:date>
    <dc:creator>madhur chaurasia</dc:creator>
    <meta:editing-duration>PT6M32S</meta:editing-duration>
    <meta:editing-cycles>1</meta:editing-cycles>
    <meta:document-statistic meta:table-count="3" meta:cell-count="67" meta:object-count="0"/>
    <meta:generator>OpenOffice/4.1.2$Unix OpenOffice.org_project/412m3$Build-9782</meta:generator>
  </office:meta>
</office:document-meta>
</file>